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2717in"/>
    </style:style>
    <style:style style:name="co3" style:family="table-column">
      <style:table-column-properties fo:break-before="auto" style:column-width="1.2618in"/>
    </style:style>
    <style:style style:name="co4" style:family="table-column">
      <style:table-column-properties fo:break-before="auto" style:column-width="1.337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BlockSize 4By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07">
            <text:p>0.839507</text:p>
          </table:table-cell>
          <table:table-cell office:value-type="float" office:value="0.837034">
            <text:p>0.837034</text:p>
          </table:table-cell>
          <table:table-cell office:value-type="float" office:value="0.837104">
            <text:p>0.837104</text:p>
          </table:table-cell>
          <table:table-cell office:value-type="float" office:value="0.837193">
            <text:p>0.837193</text:p>
          </table:table-cell>
          <table:table-cell office:value-type="float" office:value="0.837293">
            <text:p>0.837293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17">
            <text:p>0.836617</text:p>
          </table:table-cell>
          <table:table-cell office:value-type="float" office:value="0.834432">
            <text:p>0.834432</text:p>
          </table:table-cell>
          <table:table-cell office:value-type="float" office:value="0.833797">
            <text:p>0.833797</text:p>
          </table:table-cell>
          <table:table-cell office:value-type="float" office:value="0.833837">
            <text:p>0.833837</text:p>
          </table:table-cell>
          <table:table-cell office:value-type="float" office:value="0.833688">
            <text:p>0.833688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79">
            <text:p>0.833479</text:p>
          </table:table-cell>
          <table:table-cell office:value-type="float" office:value="0.833112">
            <text:p>0.833112</text:p>
          </table:table-cell>
          <table:table-cell office:value-type="float" office:value="0.832873">
            <text:p>0.832873</text:p>
          </table:table-cell>
          <table:table-cell office:value-type="float" office:value="0.832774">
            <text:p>0.832774</text:p>
          </table:table-cell>
          <table:table-cell office:value-type="float" office:value="0.832814">
            <text:p>0.832814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59">
            <text:p>0.826259</text:p>
          </table:table-cell>
          <table:table-cell table:number-columns-repeated="4" office:value-type="float" office:value="0.825881">
            <text:p>0.825881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office:value-type="float" office:value="0.825723">
            <text:p>0.825723</text:p>
          </table:table-cell>
          <table:table-cell office:value-type="float" office:value="0.825881">
            <text:p>0.825881</text:p>
          </table:table-cell>
          <table:table-cell office:value-type="float" office:value="0.825742">
            <text:p>0.825742</text:p>
          </table:table-cell>
          <table:table-cell office:value-type="float" office:value="0.825752">
            <text:p>0.825752</text:p>
          </table:table-cell>
          <table:table-cell office:value-type="float" office:value="0.825742">
            <text:p>0.825742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0776337">
            <text:p>0.0776337</text:p>
          </table:table-cell>
          <table:table-cell office:value-type="float" office:value="0.0641322">
            <text:p>0.0641322</text:p>
          </table:table-cell>
          <table:table-cell office:value-type="float" office:value="0.0633327">
            <text:p>0.0633327</text:p>
          </table:table-cell>
          <table:table-cell office:value-type="float" office:value="0.0603127">
            <text:p>0.0603127</text:p>
          </table:table-cell>
          <table:table-cell office:value-type="float" office:value="0.0602238">
            <text:p>0.0602238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0594244">
            <text:p>0.0594244</text:p>
          </table:table-cell>
          <table:table-cell office:value-type="float" office:value="0.0502754">
            <text:p>0.0502754</text:p>
          </table:table-cell>
          <table:table-cell office:value-type="float" office:value="0.044857">
            <text:p>0.044857</text:p>
          </table:table-cell>
          <table:table-cell office:value-type="float" office:value="0.0452123">
            <text:p>0.0452123</text:p>
          </table:table-cell>
          <table:table-cell office:value-type="float" office:value="0.0444129">
            <text:p>0.0444129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0464559">
            <text:p>0.0464559</text:p>
          </table:table-cell>
          <table:table-cell office:value-type="float" office:value="0.0429916">
            <text:p>0.0429916</text:p>
          </table:table-cell>
          <table:table-cell office:value-type="float" office:value="0.0414816">
            <text:p>0.0414816</text:p>
          </table:table-cell>
          <table:table-cell office:value-type="float" office:value="0.0408598">
            <text:p>0.0408598</text:p>
          </table:table-cell>
          <table:table-cell office:value-type="float" office:value="0.0410375">
            <text:p>0.041037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0432581">
            <text:p>0.0432581</text:p>
          </table:table-cell>
          <table:table-cell table:number-columns-repeated="4" office:value-type="float" office:value="0.040771">
            <text:p>0.040771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office:value-type="float" office:value="0.0393498">
            <text:p>0.0393498</text:p>
          </table:table-cell>
          <table:table-cell office:value-type="float" office:value="0.040771">
            <text:p>0.040771</text:p>
          </table:table-cell>
          <table:table-cell office:value-type="float" office:value="0.0395274">
            <text:p>0.0395274</text:p>
          </table:table-cell>
          <table:table-cell office:value-type="float" office:value="0.0396163">
            <text:p>0.0396163</text:p>
          </table:table-cell>
          <table:table-cell office:value-type="float" office:value="0.0395274">
            <text:p>0.0395274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935415">
            <text:p>0.935415</text:p>
          </table:table-cell>
          <table:table-cell office:value-type="float" office:value="0.93433">
            <text:p>0.93433</text:p>
          </table:table-cell>
          <table:table-cell office:value-type="float" office:value="0.934509">
            <text:p>0.934509</text:p>
          </table:table-cell>
          <table:table-cell office:value-type="float" office:value="0.93499">
            <text:p>0.93499</text:p>
          </table:table-cell>
          <table:table-cell office:value-type="float" office:value="0.935113">
            <text:p>0.935113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934453">
            <text:p>0.934453</text:p>
          </table:table-cell>
          <table:table-cell office:value-type="float" office:value="0.933145">
            <text:p>0.933145</text:p>
          </table:table-cell>
          <table:table-cell table:number-columns-repeated="2" office:value-type="float" office:value="0.933111">
            <text:p>0.933111</text:p>
          </table:table-cell>
          <table:table-cell office:value-type="float" office:value="0.933044">
            <text:p>0.93304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932552">
            <text:p>0.932552</text:p>
          </table:table-cell>
          <table:table-cell office:value-type="float" office:value="0.932574">
            <text:p>0.932574</text:p>
          </table:table-cell>
          <table:table-cell office:value-type="float" office:value="0.932496">
            <text:p>0.932496</text:p>
          </table:table-cell>
          <table:table-cell office:value-type="float" office:value="0.932463">
            <text:p>0.932463</text:p>
          </table:table-cell>
          <table:table-cell office:value-type="float" office:value="0.932485">
            <text:p>0.93248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924826">
            <text:p>0.924826</text:p>
          </table:table-cell>
          <table:table-cell table:number-columns-repeated="4" office:value-type="float" office:value="0.924714">
            <text:p>0.924714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5" office:value-type="float" office:value="0.924714">
            <text:p>0.924714</text:p>
          </table:table-cell>
          <table:table-cell table:number-columns-repeated="6"/>
        </table:table-row>
      </table:table>
      <table:table table:name="BlockSize 8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16Byt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32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64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128Bytes" table:style-name="ta1" table:print="false">
        <table:table-column table:style-name="co1" table:number-columns-repeated="13" table:default-cell-style-name="Default"/>
        <table:table-row table:style-name="ro1">
          <table:table-cell office:value-type="string">
            <text:p><text:s/></text:p>
          </table:table-cell>
          <table:table-cell table:number-columns-repeated="2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256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  <table:table table:name="BlockSize 512Bytes" table:style-name="ta1" table:print="false">
        <table:table-column table:style-name="co1" table:number-columns-repeated="13" table:default-cell-style-name="Default"/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Total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1 KB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4"/>
          <table:table-cell office:value-type="float" office:value="2">
            <text:p>2</text:p>
          </table:table-cell>
          <table:table-cell office:value-type="string">
            <text:p>2 KB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string">
            <text:p>4 KB</text:p>
          </table:table-cell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4"/>
          <table:table-cell office:value-type="float" office:value="8">
            <text:p>8</text:p>
          </table:table-cell>
          <table:table-cell office:value-type="string">
            <text:p>16 KB</text:p>
          </table:table-cell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4"/>
          <table:table-cell office:value-type="float" office:value="16">
            <text:p>16</text:p>
          </table:table-cell>
          <table:table-cell office:value-type="string">
            <text:p>64 KB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Read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>
            <text:p>Associativity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>
            <text:p>1-way Associative</text:p>
          </table:table-cell>
          <table:table-cell office:value-type="string">
            <text:p>2-way Associative</text:p>
          </table:table-cell>
          <table:table-cell office:value-type="string">
            <text:p>4-way Associative</text:p>
          </table:table-cell>
          <table:table-cell office:value-type="string">
            <text:p>8-way Associative</text:p>
          </table:table-cell>
          <table:table-cell office:value-type="string">
            <text:p>16-way Associative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.839516">
            <text:p>0.839516</text:p>
          </table:table-cell>
          <table:table-cell office:value-type="float" office:value="0.837043">
            <text:p>0.837043</text:p>
          </table:table-cell>
          <table:table-cell office:value-type="float" office:value="0.837112">
            <text:p>0.837112</text:p>
          </table:table-cell>
          <table:table-cell office:value-type="float" office:value="0.837202">
            <text:p>0.837202</text:p>
          </table:table-cell>
          <table:table-cell office:value-type="float" office:value="0.837301">
            <text:p>0.837301</text:p>
          </table:table-cell>
          <table:table-cell/>
          <table:table-cell office:value-type="string">
            <text:p>Writes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0.836626">
            <text:p>0.836626</text:p>
          </table:table-cell>
          <table:table-cell office:value-type="float" office:value="0.834441">
            <text:p>0.834441</text:p>
          </table:table-cell>
          <table:table-cell office:value-type="float" office:value="0.833805">
            <text:p>0.833805</text:p>
          </table:table-cell>
          <table:table-cell office:value-type="float" office:value="0.833845">
            <text:p>0.833845</text:p>
          </table:table-cell>
          <table:table-cell office:value-type="float" office:value="0.833696">
            <text:p>0.83369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0.833487">
            <text:p>0.833487</text:p>
          </table:table-cell>
          <table:table-cell office:value-type="float" office:value="0.83312">
            <text:p>0.83312</text:p>
          </table:table-cell>
          <table:table-cell office:value-type="float" office:value="0.832881">
            <text:p>0.832881</text:p>
          </table:table-cell>
          <table:table-cell office:value-type="float" office:value="0.832782">
            <text:p>0.832782</text:p>
          </table:table-cell>
          <table:table-cell office:value-type="float" office:value="0.832822">
            <text:p>0.83282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0.826267">
            <text:p>0.826267</text:p>
          </table:table-cell>
          <table:table-cell table:number-columns-repeated="4" office:value-type="float" office:value="0.82589">
            <text:p>0.82589</text:p>
          </table:table-cell>
          <table:table-cell table:number-columns-repeated="6"/>
        </table:table-row>
        <table:table-row table:style-name="ro1">
          <table:table-cell office:value-type="string">
            <text:p>Cache size</text:p>
          </table:table-cell>
          <table:table-cell office:value-type="float" office:value="64">
            <text:p>64</text:p>
          </table:table-cell>
          <table:table-cell table:number-columns-repeated="2" office:value-type="float" office:value="0.825731">
            <text:p>0.825731</text:p>
          </table:table-cell>
          <table:table-cell office:value-type="float" office:value="0.825751">
            <text:p>0.825751</text:p>
          </table:table-cell>
          <table:table-cell office:value-type="float" office:value="0.82576">
            <text:p>0.82576</text:p>
          </table:table-cell>
          <table:table-cell office:value-type="float" office:value="0.825751">
            <text:p>0.825751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30">11/30/2011</text:date>, <text:time>18:02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guel Diaz</meta:initial-creator>
    <meta:creation-date>2011-11-30T15:01:38</meta:creation-date>
    <dc:date>2011-11-30T18:02:12</dc:date>
    <dc:creator>Miguel Diaz</dc:creator>
    <meta:editing-duration>PT02H29M54S</meta:editing-duration>
    <meta:editing-cycles>4</meta:editing-cycles>
    <meta:generator>OpenOffice.org/3.2$Unix OpenOffice.org_project/320m12$Build-9483</meta:generator>
    <meta:document-statistic meta:table-count="8" meta:cell-count="993" meta:object-count="0"/>
  </office:meta>
</office:document-meta>
</file>